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gr1" style:family="graphic">
      <style:graphic-properties draw:textarea-horizontal-align="justify" draw:textarea-vertical-align="middle" draw:auto-grow-height="false" fo:min-height="2.619cm" fo:min-width="5.1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54cm" fo:min-width="5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655cm" fo:min-width="2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2.723cm" fo:min-width="8.91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start="Arrowheads_20_1" draw:textarea-horizontal-align="justify" draw:textarea-vertical-align="middle" draw:auto-grow-height="false" fo:min-height="2.143cm" fo:min-width="7.0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Arrowheads_20_1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svg:width="5.107cm" svg:height="2.62cm" svg:x="0.827cm" svg:y="1.759cm"><text:p><text:s text:c="15"/>REST API</text:p><draw:enhanced-geometry svg:viewBox="0 0 21600 21600" draw:type="rectangle" draw:enhanced-path="M 0 0 L 21600 0 21600 21600 0 21600 0 0 Z N"/></draw:custom-shape><draw:custom-shape text:anchor-type="paragraph" draw:z-index="1" draw:name="Shape2" draw:style-name="gr2" svg:width="5.028cm" svg:height="2.541cm" svg:x="7.68cm" svg:y="1.785cm"><text:p><text:s text:c="4"/>JAVA BACKEND API</text:p><draw:enhanced-geometry svg:viewBox="0 0 21600 21600" draw:type="rectangle" draw:enhanced-path="M 0 0 L 21600 0 21600 21600 0 21600 0 0 Z N"/></draw:custom-shape><draw:custom-shape text:anchor-type="paragraph" draw:z-index="2" draw:name="Shape3" draw:style-name="gr3" svg:width="2.673cm" svg:height="2.647cm" svg:x="15.459cm" svg:y="1.626cm"><text:p><text:s text:c="3"/>MongoDB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" draw:name="Shape4" draw:style-name="gr4" svg:width="9.205cm" svg:height="3.017cm" svg:x="5.828cm" svg:y="5.86cm"><text:p/><text:p><text:s text:c="22"/>RabbitMQ (tasks queue)</text:p><text:p><text:tab/><text:tab/><text:tab/> <text:s text:c="2"/>Message Brock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svg:width="7.065cm" svg:height="2.144cm" svg:x="6.939cm" svg:y="10.463cm"><text:p><text:s text:c="16"/>WEB FRONT-END</text:p><draw:enhanced-geometry svg:viewBox="0 0 21600 21600" draw:type="rectangle" draw:enhanced-path="M 0 0 L 21600 0 21600 21600 0 21600 0 0 Z N"/></draw:custom-shape><draw:line text:anchor-type="paragraph" draw:z-index="5" draw:name="Shape6" draw:style-name="gr6" draw:text-style-name="P1" svg:x1="12.575cm" svg:y1="2.394cm" svg:x2="15.459cm" svg:y2="2.394cm"><text:p/></draw:line><draw:line text:anchor-type="paragraph" draw:z-index="6" draw:name="Shape7" draw:style-name="gr6" draw:text-style-name="P1" svg:x1="15.458cm" svg:y1="2.975cm" svg:x2="12.892cm" svg:y2="2.949cm"><text:p/></draw:line><draw:line text:anchor-type="paragraph" draw:z-index="7" draw:name="Shape8" draw:style-name="gr6" draw:text-style-name="P1" svg:x1="5.669cm" svg:y1="2.578cm" svg:x2="7.68cm" svg:y2="2.552cm"><text:p/></draw:line><draw:line text:anchor-type="paragraph" draw:z-index="8" draw:name="Shape9" draw:style-name="gr6" draw:text-style-name="P1" svg:x1="7.548cm" svg:y1="3.028cm" svg:x2="5.934cm" svg:y2="3.002cm"><text:p/></draw:line><draw:line text:anchor-type="paragraph" draw:z-index="9" draw:name="Shape10" draw:style-name="gr6" draw:text-style-name="P1" svg:x1="9.85cm" svg:y1="5.86cm" svg:x2="9.85cm" svg:y2="4.325cm"><text:p/></draw:line><draw:line text:anchor-type="paragraph" draw:z-index="10" draw:name="Shape11" draw:style-name="gr6" draw:text-style-name="P1" svg:x1="10.485cm" svg:y1="10.464cm" svg:x2="10.485cm" svg:y2="8.876cm"><text:p/></draw:line><draw:frame text:anchor-type="paragraph" draw:z-index="11" draw:name="Shape12" draw:style-name="gr7" draw:text-style-name="P2" svg:width="2.832cm" svg:height="0.976cm" svg:x="11.014cm" svg:y="9.379cm"><draw:text-box><text:p><text:s text:c="4"/>STOMP</text:p><text:p><text:s text:c="3"/>Messaging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4T13:51:50.628890666</meta:creation-date>
    <dc:date>2016-09-04T14:03:05.423552308</dc:date>
    <meta:editing-duration>PT2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